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 for Website</text:h>
      <text:h text:style-name="Heading_20_2" text:outline-level="2">Welcome</text:h>
      <text:p text:style-name="Text_20_body">Welcome to coreason.org. <text:s/>This site is an opensource effort to reason together as a mass group about the most important issues we face (and if desired the least).</text:p>
      <text:p text:style-name="Text_20_body">All of the content on this site is open source, meaning that everybody is free to take it and use it however they would like. <text:s/>The goal of the site is to great a public resource, to help people understand complex issues, and to forge a method of reasoning together as a democracy.</text:p>
      <text:p text:style-name="Text_20_body">Ideally a democracy should not mean majority prejudice rule. <text:s/>The prejudgments of the majority are not necessarily the best guide for organizing and running our society. <text:s/>And yet most voters do not have the time or inclination to become experts in the most important issues, but they still are faced with the prospect of choosing representatives based on their positions on those issues. <text:s/>The result is public policy that is based on prejudgments of voting citizens instead of careful reasoning and collection of data.</text:p>
      <text:p text:style-name="Text_20_body">This website is an experiment in addressing that problem. <text:s/>The aim is to bring people together, not just to vote on the best policies and ideas, but to reason about them, rigorously, as a group. <text:s/>Everybody is welcome to participate with the value of their contributions being determined not by the popularity of their positions, not by their rhetorical skills, not by the funds they have to promote themselves and their ideas, but instead by the care of their reasoning and the consistency of their assumptions.</text:p>
      <text:p text:style-name="Text_20_body">In short we aim to w</text:p>
      <text:p text:style-name="Text_20_body"/>
      <text:h text:style-name="Heading_20_2" text:outline-level="2">Editing Links</text:h>
      <text:p text:style-name="Text_20_body">When editing linked propositions it is important to keep in mind that the proposition is used elsewhere. <text:s/>For that reason the meaning of the proposition should never be changed, because if the meaning is changed to conform to one argument, it may no longer make sense in the other arguments where the proposition is used. <text:s/>If an argument evolves so that a proposition with a different meaning is needed in place of a linked proposition, rather than change meaning, the proposition should be unlinked, and a new proposition with a different meaning should be created. <text:s/>Editing linked propositions should only be done to improve the wording and clarity for the current meaning of the proposition.</text:p>
      <text:p text:style-name="Text_20_body"/>
      <text:h text:style-name="Heading_20_2" text:outline-level="2">Editing Propositions</text:h>
      <text:p text:style-name="Text_20_body">When editing proposition the intent should always be to improve the clarity and strength of the argument. <text:s/>If you think the argument is weak, you can express that through counter arguments, but not by making the expression of the argument weaker. <text:s/>The goal is to keep refining an argument until it is the strongest expression of that line of reasoning. <text:s/>Then, if you disagree with that line of reasoning, you are offering counter arguments to the strongest argument. <text:s/>It is more effective to prove the strongest argument wrong than to prove staw man positions wrong.</text:p>
      <text:h text:style-name="Heading_20_2" text:outline-level="2">Editing Arguments</text:h>
      <text:p text:style-name="Text_20_body">An argument's text should only be a simple title. <text:s/>The substance of an argument should be expressed in its propositions, not in its title. <text:s/>The title is intended only to give users a convenient way to distinguish between different arguments when the parent proposition has many child arguments. <text:s/>Thus, for proposition with only one or two arguments, typically arguments will not need a ti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1-25T10:59:35</meta:creation-date>
    <dc:date>2010-11-28T19:50:25</dc:date>
    <dc:creator>Isaac Kriegman</dc:creator>
    <meta:editing-duration>PT80H39M16S</meta:editing-duration>
    <meta:editing-cycles>3</meta:editing-cycles>
    <meta:generator>OpenOffice.org/3.2$Linux OpenOffice.org_project/320m12$Build-9483</meta:generator>
    <meta:document-statistic meta:table-count="0" meta:image-count="0" meta:object-count="0" meta:page-count="1" meta:paragraph-count="13" meta:word-count="541" meta:character-count="3216"/>
  </office:meta>
</office:document-meta>
</file>